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top="12.00pt" fo:margin-bottom="12.00p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788.00pt" style:leader-style="dotted"/>
          <style:tab-stop style:position="421116.65pt" style:type="right"/>
          <style:tab-stop style:position="294087.80pt" style:type="right"/>
          <style:tab-stop style:position="54.00pt"/>
          <style:tab-stop style:position="65787.05pt" style:leader-style="dotted"/>
          <style:tab-stop style:position="54115.05pt" style:char="." style:type="char"/>
        </style:tab-stops>
      </style:paragraph-properties>
    </style:style>
    <style:style style:name="P3" style:family="paragraph">
      <style:paragraph-properties fo:line-height="100.00%" fo:text-align="justify" fo:margin-top="12.00pt"/>
    </style:style>
    <style:style style:name="P4" style:family="paragraph">
      <style:paragraph-properties fo:line-height="100.00%" fo:text-align="center" fo:margin-top="12.00pt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788.00pt" style:leader-style="dotted"/>
          <style:tab-stop style:position="421116.65pt" style:type="right"/>
          <style:tab-stop style:position="294087.80pt" style:type="right"/>
          <style:tab-stop style:position="54.00pt"/>
          <style:tab-stop style:position="65787.05pt" style:leader-style="dotted"/>
          <style:tab-stop style:position="54115.05pt" style:char="." style:type="char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7" style:family="paragraph">
      <style:paragraph-properties fo:line-height="100.00%" fo:text-align="center" fo:margin-top="12.00pt"/>
    </style:style>
    <style:style style:name="P8" style:family="paragraph">
      <style:paragraph-properties fo:line-height="100.00%" fo:text-align="justify" fo:margin-top="12.00pt"/>
    </style:style>
    <style:style style:name="P9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0" style:family="paragraph">
      <style:paragraph-properties fo:line-height="100.00%" fo:text-align="center" fo:margin-top="12.00pt"/>
    </style:style>
    <style:style style:name="P11" style:family="paragraph">
      <style:paragraph-properties fo:line-height="100.00%" fo:text-align="justify" fo:margin-top="12.00p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3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4" style:family="paragraph">
      <style:paragraph-properties fo:line-height="100.00%" fo:text-align="center" fo:margin-top="12.00pt"/>
    </style:style>
    <style:style style:name="P15" style:family="paragraph">
      <style:paragraph-properties fo:line-height="100.00%" fo:text-align="justify" fo:margin-top="12.00p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7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center" fo:margin-top="12.00pt"/>
    </style:style>
    <style:style style:name="P19" style:family="paragraph">
      <style:paragraph-properties fo:line-height="100.00%" fo:text-align="justify" fo:margin-top="12.00p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center" fo:margin-top="12.00pt"/>
    </style:style>
    <style:style style:name="P23" style:family="paragraph">
      <style:paragraph-properties fo:line-height="100.00%" fo:text-align="justify" fo:margin-top="12.00p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6" style:family="paragraph">
      <style:paragraph-properties fo:line-height="100.00%" fo:text-align="center" fo:margin-top="12.00pt"/>
    </style:style>
    <style:style style:name="P27" style:family="paragraph">
      <style:paragraph-properties fo:line-height="100.00%" fo:text-align="justify" fo:margin-top="12.00pt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294075.00pt" style:type="righ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9" style:family="paragraph">
      <style:paragraph-properties fo:line-height="100.00%" fo:text-align="justify" fo:margin-top="12.00pt" fo:margin-bottom="12.00pt"/>
    </style:style>
    <style:style style:name="P30" style:family="paragraph">
      <style:paragraph-properties fo:line-height="115.00%" fo:text-align="left"/>
    </style:style>
    <style:style style:name="TableColumn0100" style:family="table-column">
      <style:table-column-properties style:column-width="0.708333in"/>
    </style:style>
    <style:style style:name="TableColumn0101" style:family="table-column">
      <style:table-column-properties style:column-width="0.819444in"/>
    </style:style>
    <style:style style:name="TableColumn0102" style:family="table-column">
      <style:table-column-properties style:column-width="1.002083in"/>
    </style:style>
    <style:style style:name="TableColumn0103" style:family="table-column">
      <style:table-column-properties style:column-width="1.002083in"/>
    </style:style>
    <style:style style:name="TableColumn0104" style:family="table-column">
      <style:table-column-properties style:column-width="1.002083in"/>
    </style:style>
    <style:style style:name="TableColumn0105" style:family="table-column">
      <style:table-column-properties style:column-width="1.083333in"/>
    </style:style>
    <style:style style:name="TableColumn0106" style:family="table-column">
      <style:table-column-properties style:column-width="0.881250in"/>
    </style:style>
    <style:style style:name="Table01" style:family="table">
      <style:table-properties style:width="6.498611in" fo:margin-left="0.000000in" style:writing-mode="lr" table:align="left" style:may-break-between-rows="true"/>
    </style:style>
    <style:style style:name="TableRow0100" style:family="table-row">
      <style:table-row-properties style:min-row-height="0.711806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2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3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4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5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6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Row0101" style:family="table-row">
      <style:table-row-properties style:min-row-height="2.732639in"/>
    </style:style>
    <style:style style:name="TableCell0101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1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2.732639in"/>
    </style:style>
    <style:style style:name="TableCell0102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2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1.086806in"/>
    </style:style>
    <style:style style:name="TableCell0103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3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 style:min-row-height="1.274306in"/>
    </style:style>
    <style:style style:name="TableCell0104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4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 style:min-row-height="0.899306in"/>
    </style:style>
    <style:style style:name="TableCell0105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5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6" style:family="table-row">
      <style:table-row-properties style:min-row-height="2.211806in"/>
    </style:style>
    <style:style style:name="TableCell0106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6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5Ws + How analysis for the 6 entities in WalStore Operations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>
            <text:p text:style-name="P3"><text:span text:style-name="T3"><text:s/></text:span><text:span text:style-name="T4"/></text:p>
          </table:table-cell>
          <table:table-cell table:style-name="TableCell010001">
            <text:p text:style-name="P4"><text:span text:style-name="T5">Supplier</text:span><text:span text:style-name="T6"/></text:p>
          </table:table-cell>
          <table:table-cell table:style-name="TableCell010002">
            <text:p text:style-name="P4"><text:span text:style-name="T7">Warehouse Transporter</text:span><text:span text:style-name="T8"/></text:p>
          </table:table-cell>
          <table:table-cell table:style-name="TableCell010003">
            <text:p text:style-name="P4"><text:span text:style-name="T9">Warehouse</text:span><text:span text:style-name="T10"/></text:p>
          </table:table-cell>
          <table:table-cell table:style-name="TableCell010004">
            <text:p text:style-name="P4"><text:span text:style-name="T11">Warehouse-to-store transporter</text:span><text:span text:style-name="T12"/></text:p>
          </table:table-cell>
          <table:table-cell table:style-name="TableCell010005">
            <text:p text:style-name="P4"><text:span text:style-name="T13">Store</text:span><text:span text:style-name="T14"/></text:p>
          </table:table-cell>
          <table:table-cell table:style-name="TableCell010006">
            <text:p text:style-name="P4"><text:span text:style-name="T15">Customer</text:span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What?</text:span><text:span text:style-name="T18"/></text:p>
          </table:table-cell>
          <table:table-cell table:style-name="TableCell010101">
            <text:p text:style-name="P8"><text:span text:style-name="T19">What are the type of product the suppliers supplies?</text:span></text:p>
            <text:p text:style-name="P8"><text:span text:style-name="T19"><text:s/></text:span></text:p>
            <text:p text:style-name="P8"><text:span text:style-name="T19">What are the types of contracts they have?</text:span><text:span text:style-name="T20"/></text:p>
          </table:table-cell>
          <table:table-cell table:style-name="TableCell010102">
            <text:p text:style-name="P8"><text:span text:style-name="T21">What is the mode of transport they have?</text:span><text:span text:style-name="T22"/></text:p>
          </table:table-cell>
          <table:table-cell table:style-name="TableCell010103">
            <text:p text:style-name="P8"><text:span text:style-name="T23">What is the size of the warehouse?</text:span><text:span text:style-name="T24"/></text:p>
          </table:table-cell>
          <table:table-cell table:style-name="TableCell010104">
            <text:p text:style-name="P8"><text:span text:style-name="T25">What is the mode of transport?</text:span><text:span text:style-name="T26"/></text:p>
          </table:table-cell>
          <table:table-cell table:style-name="TableCell010105">
            <text:p text:style-name="P8"><text:span text:style-name="T27">What is the size of the buffer supply area?</text:span></text:p>
            <text:p text:style-name="P8"><text:span text:style-name="T27"><text:s/></text:span></text:p>
            <text:p text:style-name="P8"><text:span text:style-name="T27">What are the timings of the store opening and closing?</text:span><text:span text:style-name="T28"/></text:p>
          </table:table-cell>
          <table:table-cell table:style-name="TableCell010106">
            <text:p text:style-name="P8"><text:span text:style-name="T29">What is the average funal purchase amount of the customenr?</text:span></text:p>
            <text:p text:style-name="P8"><text:span text:style-name="T29"><text:s/></text:span></text:p>
            <text:p text:style-name="P8"><text:span text:style-name="T29">What type of product customer purchased mostly?</text:span><text:span text:style-name="T30"/></text:p>
          </table:table-cell>
        </table:table-row>
        <table:table-row table:style-name="TableRow0102">
          <table:table-cell table:style-name="TableCell010200">
            <text:p text:style-name="P10"><text:span text:style-name="T31">How?</text:span><text:span text:style-name="T32"/></text:p>
          </table:table-cell>
          <table:table-cell table:style-name="TableCell010201">
            <text:p text:style-name="P11"><text:span text:style-name="T33">How much time customer take to supply demand?</text:span><text:span text:style-name="T34"/></text:p>
          </table:table-cell>
          <table:table-cell table:style-name="TableCell010202">
            <text:p text:style-name="P11"><text:span text:style-name="T35">How much time the transporter takes to transport?</text:span><text:span text:style-name="T36"/></text:p>
          </table:table-cell>
          <table:table-cell table:style-name="TableCell010203">
            <text:p text:style-name="P11"><text:span text:style-name="T37">How many warehouses they have?</text:span><text:span text:style-name="T38"/></text:p>
          </table:table-cell>
          <table:table-cell table:style-name="TableCell010204">
            <text:p text:style-name="P11"><text:span text:style-name="T39">How are the schedules arrived at?</text:span><text:span text:style-name="T40"/></text:p>
          </table:table-cell>
          <table:table-cell table:style-name="TableCell010205">
            <text:p text:style-name="P11"><text:span text:style-name="T41">How<text:s text:c="2"/>the employes behaves in the store?</text:span></text:p>
            <text:p text:style-name="P11"><text:span text:style-name="T41"><text:s/></text:span></text:p>
            <text:p text:style-name="P11"><text:span text:style-name="T41">How much did the store earn daily(on the average)?</text:span><text:span text:style-name="T42"/></text:p>
          </table:table-cell>
          <table:table-cell table:style-name="TableCell010206">
            <text:p text:style-name="P11"><text:span text:style-name="T43">How is the store layout optimized?</text:span></text:p>
            <text:p text:style-name="P11"><text:span text:style-name="T43"><text:s/></text:span><text:span text:style-name="T44"/></text:p>
          </table:table-cell>
        </table:table-row>
        <table:table-row table:style-name="TableRow0103">
          <table:table-cell table:style-name="TableCell010300">
            <text:p text:style-name="P14"><text:span text:style-name="T45">Who?</text:span><text:span text:style-name="T46"/></text:p>
          </table:table-cell>
          <table:table-cell table:style-name="TableCell010301">
            <text:p text:style-name="P15"><text:span text:style-name="T47">Who are the suppliers?</text:span><text:span text:style-name="T48"/></text:p>
          </table:table-cell>
          <table:table-cell table:style-name="TableCell010302">
            <text:p text:style-name="P15"><text:span text:style-name="T49">Who are the transporters?</text:span><text:span text:style-name="T50"/></text:p>
          </table:table-cell>
          <table:table-cell table:style-name="TableCell010303">
            <text:p text:style-name="P15"><text:span text:style-name="T51"><text:s/></text:span><text:span text:style-name="T52"/></text:p>
          </table:table-cell>
          <table:table-cell table:style-name="TableCell010304">
            <text:p text:style-name="P15"><text:span text:style-name="T53">Who are the transporter?</text:span><text:span text:style-name="T54"/></text:p>
          </table:table-cell>
          <table:table-cell table:style-name="TableCell010305">
            <text:p text:style-name="P15"><text:span text:style-name="T55"><text:s/></text:span><text:span text:style-name="T56"/></text:p>
          </table:table-cell>
          <table:table-cell table:style-name="TableCell010306">
            <text:p text:style-name="P15"><text:span text:style-name="T57">Who are the customers?</text:span><text:span text:style-name="T58"/></text:p>
          </table:table-cell>
        </table:table-row>
        <table:table-row table:style-name="TableRow0104">
          <table:table-cell table:style-name="TableCell010400">
            <text:p text:style-name="P18"><text:span text:style-name="T59">When?</text:span><text:span text:style-name="T60"/></text:p>
          </table:table-cell>
          <table:table-cell table:style-name="TableCell010401">
            <text:p text:style-name="P19"><text:span text:style-name="T61"><text:s/></text:span><text:span text:style-name="T62"/></text:p>
          </table:table-cell>
          <table:table-cell table:style-name="TableCell010402">
            <text:p text:style-name="P19"><text:span text:style-name="T63">When will the transport move from suplliers to warehouse?</text:span><text:span text:style-name="T64"/></text:p>
          </table:table-cell>
          <table:table-cell table:style-name="TableCell010403">
            <text:p text:style-name="P19"><text:span text:style-name="T65">When do the warehouses receive goods from the transporters?</text:span><text:span text:style-name="T66"/></text:p>
          </table:table-cell>
          <table:table-cell table:style-name="TableCell010404">
            <text:p text:style-name="P19"><text:span text:style-name="T67">When will the transport move from warehouse to store</text:span><text:span text:style-name="T68">?</text:span><text:span text:style-name="T69"/></text:p>
          </table:table-cell>
          <table:table-cell table:style-name="TableCell010405">
            <text:p text:style-name="P19"><text:span text:style-name="T70">When will the store receive the product?</text:span><text:span text:style-name="T71"/></text:p>
          </table:table-cell>
          <table:table-cell table:style-name="TableCell010406">
            <text:p text:style-name="P19"><text:span text:style-name="T72">When do they visit the store?</text:span><text:span text:style-name="T73"/></text:p>
          </table:table-cell>
        </table:table-row>
        <table:table-row table:style-name="TableRow0105">
          <table:table-cell table:style-name="TableCell010500">
            <text:p text:style-name="P22"><text:span text:style-name="T74">Where?</text:span><text:span text:style-name="T75"/></text:p>
          </table:table-cell>
          <table:table-cell table:style-name="TableCell010501">
            <text:p text:style-name="P23"><text:span text:style-name="T76">Where are the suppliers located?</text:span><text:span text:style-name="T77"/></text:p>
          </table:table-cell>
          <table:table-cell table:style-name="TableCell010502">
            <text:p text:style-name="P23"><text:span text:style-name="T78"><text:s/></text:span><text:span text:style-name="T79"/></text:p>
          </table:table-cell>
          <table:table-cell table:style-name="TableCell010503">
            <text:p text:style-name="P23"><text:span text:style-name="T80">Where is the warehouse located ?</text:span><text:span text:style-name="T81"/></text:p>
          </table:table-cell>
          <table:table-cell table:style-name="TableCell010504">
            <text:p text:style-name="P23"><text:span text:style-name="T82"><text:s/></text:span><text:span text:style-name="T83"/></text:p>
          </table:table-cell>
          <table:table-cell table:style-name="TableCell010505">
            <text:p text:style-name="P23"><text:span text:style-name="T84">Where is the store located?</text:span><text:span text:style-name="T85"/></text:p>
          </table:table-cell>
          <table:table-cell table:style-name="TableCell010506">
            <text:p text:style-name="P23"><text:span text:style-name="T86"><text:s/></text:span><text:span text:style-name="T87"/></text:p>
          </table:table-cell>
        </table:table-row>
        <table:table-row table:style-name="TableRow0106">
          <table:table-cell table:style-name="TableCell010600">
            <text:p text:style-name="P26"><text:span text:style-name="T88">Which?</text:span><text:span text:style-name="T89"/></text:p>
          </table:table-cell>
          <table:table-cell table:style-name="TableCell010601">
            <text:p text:style-name="P27"><text:span text:style-name="T90"><text:s/></text:span><text:span text:style-name="T91"/></text:p>
          </table:table-cell>
          <table:table-cell table:style-name="TableCell010602">
            <text:p text:style-name="P27"><text:span text:style-name="T92">Which prominent routes are used by the transporters for navigating between the suppliers and the warehouses?</text:span><text:span text:style-name="T93"/></text:p>
          </table:table-cell>
          <table:table-cell table:style-name="TableCell010603">
            <text:p text:style-name="P27"><text:span text:style-name="T94">Which location the warehouse located?</text:span><text:span text:style-name="T95"/></text:p>
          </table:table-cell>
          <table:table-cell table:style-name="TableCell010604">
            <text:p text:style-name="P27"><text:span text:style-name="T96">Which prominent routes are used by the transporters for navigating between the warehouse and the store</text:span><text:span text:style-name="T97">?</text:span><text:span text:style-name="T98"/></text:p>
          </table:table-cell>
          <table:table-cell table:style-name="TableCell010605">
            <text:p text:style-name="P27"><text:span text:style-name="T99"><text:s/></text:span><text:span text:style-name="T100"/></text:p>
          </table:table-cell>
          <table:table-cell table:style-name="TableCell010606">
            <text:p text:style-name="P27"><text:span text:style-name="T101"><text:s/></text:span><text:span text:style-name="T102"/></text:p>
          </table:table-cell>
        </table:table-row>
      </table:table>
      <text:p text:style-name="P29"><text:span text:style-name="T103"><text:s/></text:span></text:p>
      <text:p text:style-name="P29"><text:span text:style-name="T104"/></text:p>
      <text:p text:style-name="P30"><text:span text:style-name="T10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